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ce1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Tvary – Polygon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Tvary 1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Tvary 2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Zvířat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Aut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Hmyz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Cisco – Ostatní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Cisco – Medi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Cisco – Produkt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Domino – standardní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Domino – s číslam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Elektronika – značky 1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Elektronika – značky 2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Elektronika – značky 3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Elektronika – značky 4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Elektronika – obvod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– sign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Elektronika – symbol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Elektronika – měření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Lidé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Architectura – povrch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– furniture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Architectura – nábytek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Architectura – budov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Architectura – koupelna, kuchyně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Architectura – kuchyně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Architectura – okna, dveře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Vývoj. diagram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Vývoj. Diagramy 2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Fotografie – zvířat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Fotografie – Budov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Fotografie – Rostlin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Fotografie – Soch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Fotografie – Krajin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Fotografie – Měst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Fotografie – Květin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Lákařství – obecné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Počasí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Aut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Značky – obecné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Blue Man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Chemie – Amino kyselin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Logika - značk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Logika - hradl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Log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Emotikon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Šipk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Hodiny – 1 hodin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Hodiny – 2 hodin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Hodiny – 3 hodin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Hodiny – 4 hodin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Hodiny – 5 hodin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Hodiny – 6 hodin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Hodiny – 7 hodin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Hodiny – 8 hodin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Hodiny – 9 hodin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Hodiny – 10 hodin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Hodiny – 11 hodin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Hodiny – 12 hodin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Pneumatika – značk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Počítač - obecné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Počítač – sítě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Počítač – síťové prvk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Počítač – WiFi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Čísl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Značky – nebezpečí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Různé věci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Mapy - Afrik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Mapy - <text:s/>US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Mapy - <text:s/>Austrálie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Mapy - <text:s/>Asie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Mapy – Jižní Amerik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Mapy – Evrop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Mapy – Evropa 1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Mapy – Francie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Mapy – Francie – region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Mapy – značk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Mapy – Kanad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Mapy – Kontinent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Mapy – Střední východ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Mapy – Střední Amerik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Mapy – Středověk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Mapy - <text:s/>Mexique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Mapy – Starověk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Mapy – symbol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Mapy - Histoire - 1900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Mapy – Svět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Plodin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Zlomk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Vlajk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Hudby – nástroje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Hudba – partitura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Piktogram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Fotografie – Oslav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Fotografie – Jídlo a pití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Fotografie – Lidé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Fotografie – Různé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Fotografie – Vesmír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Fotografie – Cestování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Loga OpenOffice.org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Náboženství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Budovy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Web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cs-CZ</text:p>
          </table:table-cell>
          <table:table-cell office:value-type="string">
            <text:p>Web 2</text:p>
          </table:table-cell>
          <table:table-cell table:number-columns-repeated="3"/>
          <table:table-cell office:value-type="date" office:date-value="2006-07-06T12:12:00">
            <text:p>06.07.06 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9">29.03.2008</text:date>, <text:time>23:25:27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7$Build-9272</meta:generator>
    <meta:creation-date>2007-06-20T13:52:15</meta:creation-date>
    <dc:creator>Martin Vlček</dc:creator>
    <dc:date>2008-03-29T23:25:27</dc:date>
    <meta:editing-cycles>8</meta:editing-cycles>
    <meta:editing-duration>PT1H9M26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